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Jomolhari" svg:font-family="Jomolhari" style:font-adornments="Regular" style:font-pitch="variable"/>
    <style:font-face style:name="LKLUG" svg:font-family="LKLUG" style:font-adornments="Italic"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6561a" officeooo:paragraph-rsid="0006561a"/>
    </style:style>
    <style:style style:name="P2" style:family="paragraph" style:parent-style-name="Standard">
      <style:text-properties officeooo:rsid="0006561a" officeooo:paragraph-rsid="000ba4f3"/>
    </style:style>
    <style:style style:name="P3" style:family="paragraph" style:parent-style-name="Standard">
      <style:text-properties officeooo:rsid="00099857" officeooo:paragraph-rsid="00099857"/>
    </style:style>
    <style:style style:name="P4" style:family="paragraph" style:parent-style-name="Standard">
      <style:text-properties officeooo:rsid="000ba4f3" officeooo:paragraph-rsid="000ba4f3"/>
    </style:style>
    <style:style style:name="P5" style:family="paragraph" style:parent-style-name="Standard">
      <style:text-properties officeooo:rsid="000cd7c0" officeooo:paragraph-rsid="000cd7c0"/>
    </style:style>
    <style:style style:name="P6" style:family="paragraph" style:parent-style-name="_2d_section">
      <style:text-properties officeooo:rsid="000cd7c0" officeooo:paragraph-rsid="000cd7c0"/>
    </style:style>
    <style:style style:name="P7" style:family="paragraph" style:parent-style-name="_2d_txt" style:list-style-name="L6"/>
    <style:style style:name="P8" style:family="paragraph" style:parent-style-name="_2d_txt" style:list-style-name="L5"/>
    <style:style style:name="P9" style:family="paragraph" style:parent-style-name="_2d_txt" style:list-style-name="L4"/>
    <style:style style:name="P10" style:family="paragraph" style:parent-style-name="_2d_txt">
      <style:text-properties officeooo:rsid="000cd7c0" officeooo:paragraph-rsid="000cd7c0"/>
    </style:style>
    <style:style style:name="T1" style:family="text">
      <style:text-properties officeooo:rsid="0006561a"/>
    </style:style>
    <style:style style:name="T2" style:family="text">
      <style:text-properties officeooo:rsid="00099857"/>
    </style:style>
    <style:style style:name="T3" style:family="text">
      <style:text-properties officeooo:rsid="000a9b2a"/>
    </style:style>
    <style:style style:name="T4" style:family="text">
      <style:text-properties officeooo:rsid="000ba4f3"/>
    </style:style>
    <style:style style:name="T5" style:family="text">
      <style:text-properties style:font-name="sans-serif" fo:font-size="9.75pt" officeooo:rsid="000ba4f3"/>
    </style:style>
    <style:style style:name="T6" style:family="text">
      <style:text-properties fo:font-weight="bold" style:font-weight-asian="bold" style:font-weight-complex="bold"/>
    </style:style>
    <style:style style:name="T7" style:family="text">
      <style:text-properties officeooo:rsid="000dc885"/>
    </style:style>
    <style:style style:name="T8" style:family="text">
      <style:text-properties officeooo:rsid="000f4f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2d_titre">Questionnaire à propos du métier de Programmeur de jeu vidéo</text:p>
      <text:p text:style-name="_2d_titre">Interview écrite de <text:span text:style-name="T6">Antoine GUERCHAIS </text:span>par <text:span text:style-name="T6">Ervan SILVERT</text:span></text:p>
      <text:p text:style-name="_2d_date">le 23 Novembre 2014</text:p>
      <text:p text:style-name="P6">Remarques préalables:</text:p>
      <text:p text:style-name="P10">Cette interview sera placée dans mon rapport de Projet Personnel et Professionnel. <text:span text:style-name="T7">Vous y serait cité. C'est dans cet optique que je vous pose ces questions, dès lors évidemment les détails sont les bienvenus, mais ils restent optionnels. Merci d'avance !</text:span></text:p>
      <text:p text:style-name="P1"/>
      <text:p text:style-name="_2d_section">A propos de vous</text:p>
      <text:p text:style-name="_2d_txt">Pour quelle entreprise travaillez vous ?</text:p>
      <text:p text:style-name="_2d_txt">Pouvez-vous décrire brièvement votre rôle dans celle-ci ? </text:p>
      <text:p text:style-name="_2d_txt">Travaillez-vous seul ? (C'est ce que je crois avoir compris sur le site deadlock-game.com).</text:p>
      <text:p text:style-name="_2d_txt"/>
      <text:p text:style-name="_2d_section">Compétences nécessaires:</text:p>
      <text:p text:style-name="_2d_txt">Quelles études avez-vous fait ? <text:span text:style-name="T4">En comparaison, quelles études auraient suffis à votre embauche ?</text:span></text:p>
      <text:p text:style-name="_2d_txt">Comment avez-vous été recruté par votre entreprise ? <text:span text:style-name="T4">Pouvez-vous me parler de votre entretien d'embauche ? (Avez-vous trouvé le travail sur internet ou l'AFJV ? Vous ont-ils testé avant de vous engager ?)</text:span></text:p>
      <text:p text:style-name="_2d_txt">Quel caractère pensez-vous nécessaire ou fortuit à votre travail ? Correspondez-vous à ce caractère ?</text:p>
      <text:p text:style-name="_2d_txt">Quel langage de programmation vous est nécessaire ? Quel “plus” serait le bienvenu pour votre poste ?</text:p>
      <text:p text:style-name="_2d_txt">Avez-vous toujours voulu être programmeur de jeu vidéo ? Aviez-vous une expérience (formation ou travail sur votre temps libre ) ?</text:p>
      <text:p text:style-name="P2"/>
      <text:p text:style-name="_2d_section">Journée type:</text:p>
      <text:p text:style-name="_2d_txt">Pouvez-vous me décrire une journée type de travail ?</text:p>
      <text:p text:style-name="_2d_txt"><text:tab/>Insistez, je vous prie <text:span text:style-name="T2">sur</text:span>: </text:p>
      <text:list xml:id="list1255291381797035734" text:style-name="L5">
        <text:list-item>
          <text:p text:style-name="P8"><text:span text:style-name="T1">vos horaires (sont-elles flexibles ?),</text:span></text:p>
        </text:list-item>
      </text:list>
      <text:list xml:id="list4768083450489210747" text:style-name="L4">
        <text:list-item>
          <text:p text:style-name="P9">vos relation<text:span text:style-name="T2">s</text:span> avec vos collègues (est-ce un travail d'équipe ?<text:span text:style-name="T2">)</text:span></text:p>
        </text:list-item>
        <text:list-item>
          <text:p text:style-name="P9"><text:span text:style-name="T2">votre supérieur, si vous en avez un, vous joint-il souvent ? </text:span></text:p>
        </text:list-item>
        <text:list-item>
          <text:p text:style-name="P9"><text:span text:style-name="T3">votre lieu de travail (locaux de l'entreprise, compartiment spécial ou bien chez vous peut-être) ?</text:span></text:p>
        </text:list-item>
        <text:list-item>
          <text:p text:style-name="P9">votre rapport à la fameuse “deadline” dont tous les monde parle et qui stresse les programmeurs.</text:p>
        </text:list-item>
        <text:list-item>
          <text:p text:style-name="P9">Vos relations avec d'éventuelles aux entreprises, d'éventuels clients ou commerciaux ?</text:p>
        </text:list-item>
      </text:list>
      <text:p text:style-name="P3"/>
      <text:p text:style-name="_2d_section"><text:soft-page-break/>Point de vue Global:</text:p>
      <text:p text:style-name="_2d_txt">Nous sommes dans un contexte de jeu vidéo, pouvez-vous m'indiquer dans la limite du possible (et de votre motivation), les étapes depuis l'idée jusqu'à sa commercialisation et votre implication dans ces diverses étapes ?</text:p>
      <text:p text:style-name="P3"/>
      <text:p text:style-name="_2d_section">Conditions <text:span text:style-name="T8">d</text:span>e travail:</text:p>
      <text:p text:style-name="_2d_txt">Quel<text:span text:style-name="T4">(</text:span>s<text:span text:style-name="T4">)</text:span> logiciel<text:span text:style-name="T4">(</text:span>s<text:span text:style-name="T4">)</text:span> utilisez-vous ? </text:p>
      <text:p text:style-name="_2d_txt">Quel<text:span text:style-name="T4">(s)</text:span> langage<text:span text:style-name="T4">(</text:span>s<text:span text:style-name="T4">)</text:span> <text:span text:style-name="T4">utilisez-vous ?</text:span></text:p>
      <text:p text:style-name="_2d_txt">Les moyens technologiques mis à votre disposition vous satisfont-ils ? (Idéalement, quels sont-ils ?)</text:p>
      <text:p text:style-name="P3"/>
      <text:p text:style-name="_2d_section">Apport du travail:</text:p>
      <text:p text:style-name="_2d_txt"><text:span text:style-name="T4">On nous demande de vous questionner sur les perspectives qu'apportent votre travail. </text:span></text:p>
      <text:p text:style-name="_2d_txt"><text:span text:style-name="T4">Dans votre cas, y a-t-il possibilité d'évoluer, d'être promu ? </text:span><text:span text:style-name="T5">Si vous étiez licencié demain, comment penseriez-vous vous réorienter ?</text:span></text:p>
      <text:p text:style-name="P4"/>
      <text:p text:style-name="_2d_section">Financièrement:</text:p>
      <text:p text:style-name="_2d_txt">Je conçois l'éventualité que vous souhaiteriez rester discret sur ce point. Pouvez-vous tout de même me parler de vos revenus (fourchette mensuelle/annuelle ou estimation de votre satisfaction par rapport à celle-ci ?) et s'il y en a, des avantages qu'offrent votre entreprise ? (tickets restaurant, voiture de fonction même si j'en doute, vous comprenez l'idée)</text:p>
      <text:p text:style-name="P4"/>
      <text:p text:style-name="_2d_section">Conclusion:</text:p>
      <text:p text:style-name="_2d_txt">Enfin, j'ai dû vous épuiser, alors faisons un bilan simple en trois mot:</text:p>
      <text:p text:style-name="_2d_txt">Un mot pour:</text:p>
      <text:list xml:id="list5034407611884211817" text:style-name="L6">
        <text:list-item>
          <text:p text:style-name="P7">Votre satisfaction au travail (épanoui, mitigé, déçu).</text:p>
        </text:list-item>
        <text:list-item>
          <text:p text:style-name="P7">La compétence fondamentale nécessaire et vitale, bref le TOP pour ce métier.</text:p>
        </text:list-item>
        <text:list-item>
          <text:p text:style-name="P7">Et un dernier mot pour conclure, à votre souhait ! :)</text:p>
        </text:list-item>
      </text:list>
      <text:p text:style-name="P5"/>
      <text:p text:style-name="_2d_section">Remerciements:</text:p>
      <text:p text:style-name="_2d_txt">C'en est fini pour les questions, je voulais une nouvelle fois vous remercier pour le temps que vous m'accorder. Vous venez de sauver mon année, je suis en cursus d'excellence CMI et cette interview difficile à récolter est décisive. Avec cela vous renseigner l'étudiant passionné que je suis sur son avenir et le conforte dans son projet d'avenir par votre gentillesse. Merc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Jomolhari" svg:font-family="Jomolhari" style:font-adornments="Regular" style:font-pitch="variable"/>
    <style:font-face style:name="LKLUG" svg:font-family="LKLUG" style:font-adornments="Italic"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_2d_titre" style:display-name="-titre" style:family="paragraph" style:parent-style-name="Standard">
      <style:paragraph-properties fo:margin-left="0.2598in" fo:margin-right="0.2598in" fo:margin-top="0in" fo:margin-bottom="0.1in" style:contextual-spacing="false" fo:line-height="150%" fo:text-align="center" style:justify-single-word="false" fo:text-indent="0in" style:auto-text-indent="false" fo:padding="0.0201in" fo:border-left="none" fo:border-right="none" fo:border-top="none" fo:border-bottom="0.06pt solid #000000" style:shadow="none"/>
      <style:text-properties style:font-name="DejaVu Serif" fo:font-family="'DejaVu Serif'" style:font-style-name="Book" style:font-family-generic="roman" style:font-pitch="variable" fo:font-size="13pt" officeooo:rsid="0006561a" style:font-size-asian="10.5pt" style:font-weight-asian="normal"/>
    </style:style>
    <style:style style:name="_2d_date" style:display-name="-date" style:family="paragraph" style:parent-style-name="Standard">
      <style:paragraph-properties fo:text-align="end" style:justify-single-word="false"/>
      <style:text-properties style:font-name="LKLUG" fo:font-family="LKLUG" style:font-style-name="Italic" style:font-pitch="variable" fo:font-size="8pt" fo:font-style="italic" officeooo:rsid="0006561a" style:font-size-asian="10.5pt" style:font-weight-asian="normal"/>
    </style:style>
    <style:style style:name="_2d_section" style:display-name="-section" style:family="paragraph" style:parent-style-name="Standard" style:master-page-name="">
      <style:paragraph-properties fo:margin-left="0in" fo:margin-right="0.1201in" fo:text-indent="0in" style:auto-text-indent="false" style:page-number="auto"/>
      <style:text-properties fo:text-transform="capitalize" style:font-name="Jomolhari" fo:font-family="Jomolhari" style:font-style-name="Regular" style:font-pitch="variable" fo:font-size="11pt" fo:text-shadow="1pt 1pt" fo:font-weight="normal" officeooo:rsid="000cd7c0" style:font-size-asian="10.5pt" style:font-weight-asian="normal" style:font-relief="none"/>
    </style:style>
    <style:style style:name="_2d_txt" style:display-name="-txt" style:family="paragraph" style:parent-style-name="Standard" style:master-page-name="">
      <style:paragraph-properties fo:margin-left="0.2598in" fo:margin-right="0in" fo:margin-top="0in" fo:margin-bottom="0.1in" style:contextual-spacing="false" fo:text-align="justify" style:justify-single-word="false" fo:text-indent="0.1in" style:auto-text-indent="false" style:page-number="auto"/>
      <style:text-properties style:font-name="DejaVu Sans" fo:font-family="'DejaVu Sans'" style:font-style-name="Book" style:font-family-generic="swiss" style:font-pitch="variable" fo:font-size="10.5pt" officeooo:rsid="0006561a" style:font-size-asian="10.5pt"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16:49:54.798056410</meta:creation-date>
    <dc:date>2014-11-23T17:58:28.377090903</dc:date>
    <meta:editing-duration>PT51M31S</meta:editing-duration>
    <meta:editing-cycles>4</meta:editing-cycles>
    <meta:generator>LibreOffice/4.2.7.2$Linux_X86_64 LibreOffice_project/420$Build-2</meta:generator>
    <meta:document-statistic meta:table-count="0" meta:image-count="0" meta:object-count="0" meta:page-count="2" meta:paragraph-count="43" meta:word-count="558" meta:character-count="3534" meta:non-whitespace-character-count="3022"/>
  </office:meta>
</office:document-meta>
</file>